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10" style:family="table-column">
      <style:table-column-properties fo:break-before="auto" style:column-width="2.461cm"/>
    </style:style>
    <style:style style:name="co49" style:family="table-column">
      <style:table-column-properties fo:break-before="auto" style:column-width="2.725cm"/>
    </style:style>
    <style:style style:name="co50" style:family="table-column">
      <style:table-column-properties fo:break-before="auto" style:column-width="3.149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5" style:family="table-column">
      <style:table-column-properties fo:break-before="auto" style:column-width="3.503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39" style:family="table-column">
      <style:table-column-properties fo:break-before="auto" style:column-width="2.401cm"/>
    </style:style>
    <style:style style:name="co40" style:family="table-column">
      <style:table-column-properties fo:break-before="auto" style:column-width="2.99cm"/>
    </style:style>
    <style:style style:name="co41" style:family="table-column">
      <style:table-column-properties fo:break-before="auto" style:column-width="3.175cm"/>
    </style:style>
    <style:style style:name="co42" style:family="table-column">
      <style:table-column-properties fo:break-before="auto" style:column-width="3.281cm"/>
    </style:style>
    <style:style style:name="co43" style:family="table-column">
      <style:table-column-properties fo:break-before="auto" style:column-width="2.267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6" style:family="table-column">
      <style:table-column-properties fo:break-before="auto" style:column-width="2.434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3.173cm"/>
    </style:style>
    <style:style style:name="co51" style:family="table-column">
      <style:table-column-properties fo:break-before="auto" style:column-width="3.724cm"/>
    </style:style>
    <style:style style:name="co52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42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4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ta17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table:style-name="ce27" office:value-type="float" office:value="3750000">
            <text:p>3,75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7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1069">
            <text:p>106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Bailey</text:p>
          </table:table-cell>
          <table:table-cell table:style-name="Default" office:value-type="float" office:value="3300000">
            <text:p>3300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2250000">
            <text:p>2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4413000">
            <text:p>74,4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0912000">
            <text:p>130,912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49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50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7" office:value-type="float" office:value="8275000">
            <text:p>8,2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table:style-name="ce27" office:value-type="float" office:value="3225000">
            <text:p>3,225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7"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1122000">
            <text:p>61,12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4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3103">
            <text:p>3103</text:p>
          </table:table-cell>
          <table:table-cell office:value-type="string">
            <text:p>D</text:p>
          </table:table-cell>
          <table:table-cell office:value-type="string">
            <text:p>V Dunn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2342">
            <text:p>2342</text:p>
          </table:table-cell>
          <table:table-cell office:value-type="string">
            <text:p>G</text:p>
          </table:table-cell>
          <table:table-cell office:value-type="string">
            <text:p>A Forsberg</text:p>
          </table:table-cell>
          <table:table-cell office:value-type="float" office:value="750000">
            <text:p>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8047000">
            <text:p>98,04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13" table:print="false">
        <office:forms form:automatic-focus="false" form:apply-design-mode="false"/>
        <table:table-column table:style-name="co39" table:default-cell-style-name="Default"/>
        <table:table-column table:style-name="co39" table:default-cell-style-name="ce1"/>
        <table:table-column table:style-name="co40" table:default-cell-style-name="ce1"/>
        <table:table-column table:style-name="co41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0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table:style-name="ce27" office:value-type="float" office:value="1670000">
            <text:p>1,6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6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6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office:value-type="float" office:value="5350000">
            <text:p>53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707">
            <text:p>17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Schwartz</text:p>
          </table:table-cell>
          <table:table-cell table:style-name="Default" office:value-type="float" office:value="5350000">
            <text:p>5350000</text:p>
          </table:table-cell>
          <table:table-cell/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table:style-name="ce27" office:value-type="float" office:value="3000000">
            <text:p>3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A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office:value-type="float" office:value="4700000">
            <text:p>47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460">
            <text:p>24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Y Gourde</text:p>
          </table:table-cell>
          <table:table-cell table:style-name="Default" office:value-type="float" office:value="1000000">
            <text:p>1000000</text:p>
          </table:table-cell>
          <table:table-cell/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office:value-type="string">
            <text:p>F</text:p>
          </table:table-cell>
          <table:table-cell office:value-type="string">
            <text:p>K Connor</text:p>
          </table:table-cell>
          <table:table-cell office:value-type="float" office:value="1670000">
            <text:p>1,67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7" office:value-type="float" office:value="1744000">
            <text:p>1,744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7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7" table:formula="of:=SUM([.I1:.I15])" office:value-type="float" office:value="53471000">
            <text:p>53,47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10">
            <text:p>3110</text:p>
          </table:table-cell>
          <table:table-cell office:value-type="string">
            <text:p>D</text:p>
          </table:table-cell>
          <table:table-cell office:value-type="string">
            <text:p>Sam Girard</text:p>
          </table:table-cell>
          <table:table-cell table:style-name="ce26" office:value-type="float" office:value="925000">
            <text:p>925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212">
            <text:p>221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ubban</text:p>
          </table:table-cell>
          <table:table-cell table:style-name="Default" office:value-type="float" office:value="650000">
            <text:p>6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3028000">
            <text:p>93,028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4">
            <text:p>14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46"/>
        </table:table-row>
      </table:table>
      <table:table table:name="Nick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1984000">
            <text:p>61,98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162">
            <text:p>2162</text:p>
          </table:table-cell>
          <table:table-cell office:value-type="string">
            <text:p>F</text:p>
          </table:table-cell>
          <table:table-cell office:value-type="string">
            <text:p>V Namestnikov</text:p>
          </table:table-cell>
          <table:table-cell office:value-type="float" office:value="1938000">
            <text:p>1,938,000.00</text:p>
          </table:table-cell>
          <table:table-cell table:style-name="ce27"/>
          <table:table-cell office:value-type="float" office:value="2630">
            <text:p>263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Draisaitl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table:style-name="ce1" office:value-type="float" office:value="2321">
            <text:p>2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W Karlsson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F</text:p>
          </table:table-cell>
          <table:table-cell office:value-type="string">
            <text:p>W Karlsson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873">
            <text:p>287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Marner</text:p>
          </table:table-cell>
          <table:table-cell table:style-name="ce27"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62">
            <text:p>21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amestnikov</text:p>
          </table:table-cell>
          <table:table-cell table:style-name="ce27" office:value-type="float" office:value="1938000">
            <text:p>1,938,000.00</text:p>
          </table:table-cell>
          <table:table-cell/>
          <table:table-cell table:style-name="Default" table:number-columns-repeated="4"/>
          <table:table-cell table:number-columns-repeated="244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3071">
            <text:p>307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uljujarvi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2798">
            <text:p>279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C Parayko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3018">
            <text:p>3018</text:p>
          </table:table-cell>
          <table:table-cell office:value-type="string">
            <text:p>D</text:p>
          </table:table-cell>
          <table:table-cell office:value-type="string">
            <text:p>G Forsling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831">
            <text:p>2831</text:p>
          </table:table-cell>
          <table:table-cell table:style-name="ce1" office:value-type="string">
            <text:p>D</text:p>
          </table:table-cell>
          <table:table-cell table:style-name="ce28" office:value-type="string">
            <text:p>N Hanafin</text:p>
          </table:table-cell>
          <table:table-cell table:style-name="ce27"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 table:style-name="Default"/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3018">
            <text:p>301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 Forsling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38607000">
            <text:p>38,607,000.00</text:p>
          </table:table-cell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17">
            <text:p>221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D Pouliot</text:p>
          </table:table-cell>
          <table:table-cell table:style-name="ce8" office:value-type="float" office:value="800000">
            <text:p>8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number-columns-repeated="254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46799000">
            <text:p>46,799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7"/>
        <table:table-column table:style-name="co2" table:default-cell-style-name="ce27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875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293">
            <text:p>2293</text:p>
          </table:table-cell>
          <table:table-cell office:value-type="string">
            <text:p>F</text:p>
          </table:table-cell>
          <table:table-cell office:value-type="string">
            <text:p>E Haula</text:p>
          </table:table-cell>
          <table:table-cell office:value-type="float" office:value="2750000">
            <text:p>275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305">
            <text:p>30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Bergeron</text:p>
          </table:table-cell>
          <table:table-cell table:style-name="Default" office:value-type="float" office:value="6875000">
            <text:p>6875000</text:p>
          </table:table-cell>
          <table:table-cell/>
          <table:table-cell table:style-name="ce1" office:value-type="float" office:value="308">
            <text:p>30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Kessel</text:p>
          </table:table-cell>
          <table:table-cell table:style-name="ce27" office:value-type="float" office:value="8000000">
            <text:p>8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618">
            <text:p>26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Arvidsson</text:p>
          </table:table-cell>
          <table:table-cell table:style-name="ce27" office:value-type="float" office:value="650000">
            <text:p>6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F</text:p>
          </table:table-cell>
          <table:table-cell office:value-type="string">
            <text:p>Jesper Bratt</text:p>
          </table:table-cell>
          <table:table-cell office:value-type="float" office:value="825000">
            <text:p>825,000.00</text:p>
          </table:table-cell>
          <table:table-cell/>
          <table:table-cell office:value-type="float" office:value="2970">
            <text:p>2970</text:p>
          </table:table-cell>
          <table:table-cell office:value-type="string">
            <text:p>F</text:p>
          </table:table-cell>
          <table:table-cell office:value-type="string">
            <text:p>D Heinen</text:p>
          </table:table-cell>
          <table:table-cell office:value-type="float" office:value="916000">
            <text:p>916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767">
            <text:p>76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589">
            <text:p>1589</text:p>
          </table:table-cell>
          <table:table-cell office:value-type="string">
            <text:p>F</text:p>
          </table:table-cell>
          <table:table-cell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460">
            <text:p>2460</text:p>
          </table:table-cell>
          <table:table-cell office:value-type="string">
            <text:p>F</text:p>
          </table:table-cell>
          <table:table-cell office:value-type="string">
            <text:p>Y Gourde</text:p>
          </table:table-cell>
          <table:table-cell office:value-type="float" office:value="1000000">
            <text:p>10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589">
            <text:p>15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Couturier</text:p>
          </table:table-cell>
          <table:table-cell table:style-name="ce26" office:value-type="float" office:value="4333000">
            <text:p>4333000</text:p>
          </table:table-cell>
          <table:table-cell table:style-name="ce8"/>
          <table:table-cell office:value-type="float" office:value="2573">
            <text:p>2573</text:p>
          </table:table-cell>
          <table:table-cell office:value-type="string">
            <text:p>D</text:p>
          </table:table-cell>
          <table:table-cell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1938">
            <text:p>1938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Klingburg</text:p>
          </table:table-cell>
          <table:table-cell table:style-name="ce27" office:value-type="float" office:value="720000">
            <text:p>72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970">
            <text:p>29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Heinen</text:p>
          </table:table-cell>
          <table:table-cell table:style-name="Default" office:value-type="float" office:value="916000">
            <text:p>916000</text:p>
          </table:table-cell>
          <table:table-cell/>
          <table:table-cell table:style-name="ce1" office:value-type="float" office:value="1311">
            <text:p>131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V Hedman</text:p>
          </table:table-cell>
          <table:table-cell table:style-name="ce27"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1665">
            <text:p>166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Ellis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3">
            <text:p>229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Haula</text:p>
          </table:table-cell>
          <table:table-cell table:style-name="Default" office:value-type="float" office:value="2750000">
            <text:p>2750000</text:p>
          </table:table-cell>
          <table:table-cell/>
          <table:table-cell office:value-type="float" office:value="405">
            <text:p>40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Bernier</text:p>
          </table:table-cell>
          <table:table-cell table:style-name="ce27" office:value-type="float" office:value="2750000">
            <text:p>2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err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ce1" office:value-type="float" office:value="859">
            <text:p>859</text:p>
          </table:table-cell>
          <table:table-cell table:style-name="ce1" office:value-type="string">
            <text:p>G</text:p>
          </table:table-cell>
          <table:table-cell table:style-name="ce1" office:value-type="string">
            <text:p>J Quick</text:p>
          </table:table-cell>
          <table:table-cell table:style-name="ce27"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 table:number-columns-repeated="2"/>
          <table:table-cell table:style-name="ce1" office:value-type="string">
            <text:p>Salary</text:p>
          </table:table-cell>
          <table:table-cell table:style-name="ce27" table:formula="of:=SUM([.I1:.I15])" office:value-type="float" office:value="54296000">
            <text:p>54,296,000.00</text:p>
          </table:table-cell>
          <table:table-cell table:number-columns-repeated="249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 table:number-columns-repeated="2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 table:number-columns-repeated="2"/>
          <table:table-cell table:style-name="ce1"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54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iner</text:p>
          </table:table-cell>
          <table:table-cell table:style-name="Default" office:value-type="float" office:value="4050000">
            <text:p>40500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5"/>
          <table:table-cell table:style-name="Default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750000">
            <text:p>2,750,000.00</text:p>
          </table:table-cell>
          <table:table-cell table:style-name="Default"/>
          <table:table-cell table:number-columns-repeated="4"/>
          <table:table-cell table:style-name="Default"/>
          <table:table-cell table:number-columns-repeated="248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69000">
            <text:p>85,369,000.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5"/>
          <table:table-cell table:style-name="ce27"/>
          <table:table-cell table:number-columns-repeated="249"/>
        </table:table-row>
      </table:table>
      <table:table table:name="Graham's Team" table:style-name="ta9" table:print="false">
        <office:forms form:automatic-focus="false" form:apply-design-mode="false"/>
        <table:table-column table:style-name="co35" table:default-cell-style-name="Default"/>
        <table:table-column table:style-name="co2" table:default-cell-style-name="ce1"/>
        <table:table-column table:style-name="co36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7" table:default-cell-style-name="ce27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number-columns-repeated="249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 table:number-columns-repeated="2"/>
          <table:table-cell office:value-type="float" office:value="2019">
            <text:p>2019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F</text:p>
          </table:table-cell>
          <table:table-cell office:value-type="string">
            <text:p>P Dubois</text:p>
          </table:table-cell>
          <table:table-cell office:value-type="float" office:value="3394000">
            <text:p>3,394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6136000">
            <text:p>56,136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858">
            <text:p>285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Saros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2075000">
            <text:p>82,07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7" table:default-cell-style-name="Default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47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table:style-name="Default" office:value-type="float" office:value="1107000">
            <text:p>1107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2nd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8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6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/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table:style-name="Default" office:value-type="float" office:value="1294000">
            <text:p>12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7" office:value-type="float" office:value="6000000">
            <text:p>6,000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table:style-name="ce27" office:value-type="float" office:value="1775000">
            <text:p>1,775,000.00</text:p>
          </table:table-cell>
          <table:table-cell/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table:style-name="ce27" office:value-type="float" office:value="4750000">
            <text:p>4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office:value-type="float" office:value="925000">
            <text:p>9250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table:style-name="ce27" office:value-type="float" office:value="5750000">
            <text:p>5,75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7">
            <text:p>26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Fiala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81">
            <text:p>28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Barzal</text:p>
          </table:table-cell>
          <table:table-cell office:value-type="float" office:value="1294000">
            <text:p>1294000</text:p>
          </table:table-cell>
          <table:table-cell/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837">
            <text:p>283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Konecny</text:p>
          </table:table-cell>
          <table:table-cell office:value-type="float" office:value="1107000">
            <text:p>1107000</text:p>
          </table:table-cell>
          <table:table-cell/>
          <table:table-cell office:value-type="float" office:value="256">
            <text:p>25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table:style-name="Default" office:value-type="float" office:value="1000000">
            <text:p>1000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5324000">
            <text:p>45,32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office:value-type="float" office:value="9000000">
            <text:p>9000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331">
            <text:p>233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Raanta</text:p>
          </table:table-cell>
          <table:table-cell office:value-type="float" office:value="1000000">
            <text:p>1000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office:value-type="float" office:value="894000">
            <text:p>8940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style-name="ce27" table:formula="of:=SUM([.D1:.D24])" office:value-type="float" office:value="66353000">
            <text:p>66,35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3">
            <text:p>13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7" table:print="false">
        <office:forms form:automatic-focus="false" form:apply-design-mode="false"/>
        <table:table-column table:style-name="co48" table:default-cell-style-name="Default"/>
        <table:table-column table:style-name="co4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3" table:number-columns-repeated="3" table:default-cell-style-name="Default"/>
        <table:table-column table:style-name="co12" table:default-cell-style-name="Default"/>
        <table:table-column table:style-name="co52" table:default-cell-style-name="Default"/>
        <table:table-column table:style-name="co43" table:number-columns-repeated="5" table:default-cell-style-name="Default"/>
        <table:table-row table:style-name="ro10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 table:number-columns-repeated="5"/>
        </table:table-row>
        <table:table-row table:style-name="ro10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5th</text:p>
          </table:table-cell>
          <table:table-cell table:number-columns-repeated="2"/>
        </table:table-row>
        <table:table-row table:style-name="ro10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Sam's 2nd</text:p>
          </table:table-cell>
          <table:table-cell table:number-columns-repeated="2"/>
        </table:table-row>
        <table:table-row table:style-name="ro10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10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10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10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10">
          <table:table-cell office:value-type="float" office:value="3343">
            <text:p>33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A Kerfoot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10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5"/>
        </table:table-row>
        <table:table-row table:style-name="ro10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5"/>
        </table:table-row>
        <table:table-row table:style-name="ro10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10">
          <table:table-cell office:value-type="float" office:value="501">
            <text:p>50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/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5"/>
        </table:table-row>
        <table:table-row table:style-name="ro10">
          <table:table-cell office:value-type="float" office:value="2633">
            <text:p>2633</text:p>
          </table:table-cell>
          <table:table-cell office:value-type="string">
            <text:p>F</text:p>
          </table:table-cell>
          <table:table-cell office:value-type="string">
            <text:p>N Ehlers</text:p>
          </table:table-cell>
          <table:table-cell office:value-type="float" office:value="1594000">
            <text:p>1594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4635000">
            <text:p>44,635,000.00</text:p>
          </table:table-cell>
          <table:table-cell table:number-columns-repeated="5"/>
        </table:table-row>
        <table:table-row table:style-name="ro10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10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10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10">
          <table:table-cell office:value-type="float" office:value="2725">
            <text:p>2725</text:p>
          </table:table-cell>
          <table:table-cell office:value-type="string">
            <text:p>D</text:p>
          </table:table-cell>
          <table:table-cell office:value-type="string">
            <text:p>B Montour</text:p>
          </table:table-cell>
          <table:table-cell office:value-type="float" office:value="925000">
            <text:p>925000</text:p>
          </table:table-cell>
          <table:table-cell table:number-columns-repeated="10"/>
        </table:table-row>
        <table:table-row table:style-name="ro10">
          <table:table-cell office:value-type="float" office:value="3346">
            <text:p>334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 Butcher</text:p>
          </table:table-cell>
          <table:table-cell table:style-name="ce27" office:value-type="float" office:value="3775000">
            <text:p>3,775,000.00</text:p>
          </table:table-cell>
          <table:table-cell table:number-columns-repeated="10"/>
        </table:table-row>
        <table:table-row table:style-name="ro10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10">
          <table:table-cell office:value-type="float" office:value="256">
            <text:p>25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10"/>
        </table:table-row>
        <table:table-row table:style-name="ro10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10">
          <table:table-cell office:value-type="float" office:value="1521">
            <text:p>152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Hutton</text:p>
          </table:table-cell>
          <table:table-cell table:style-name="ce27" office:value-type="float" office:value="1125000">
            <text:p>1,125,000.00</text:p>
          </table:table-cell>
          <table:table-cell table:number-columns-repeated="10"/>
        </table:table-row>
        <table:table-row table:style-name="ro10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10">
          <table:table-cell office:value-type="float" office:value="2677">
            <text:p>2677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Jarry</text:p>
          </table:table-cell>
          <table:table-cell table:style-name="ce27" office:value-type="float" office:value="769000">
            <text:p>769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3])" office:value-type="float" office:value="72760000">
            <text:p>72,760,000.00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2];&quot;=F&quot;)" office:value-type="float" office:value="16">
            <text:p>1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2];&quot;=D&quot;)" office:value-type="float" office:value="6">
            <text:p>6</text:p>
          </table:table-cell>
          <table:table-cell table:number-columns-repeated="10"/>
        </table:table-row>
        <table:table-row table:style-name="ro10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2];&quot;=G&quot;)" office:value-type="float" office:value="5">
            <text:p>5</text:p>
          </table:table-cell>
          <table:table-cell table:number-columns-repeated="10"/>
        </table:table-row>
        <table:table-row table:style-name="ro10" table:number-rows-repeated="1048544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2018-09-02</text:date>, <text:time>13:3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8-09-02T13:33:42</dc:date>
    <meta:editing-duration>P485DT12H28M36S</meta:editing-duration>
    <meta:editing-cycles>868</meta:editing-cycles>
    <dc:creator>Ben Miller</dc:creator>
    <meta:document-statistic meta:table-count="11" meta:cell-count="2521" meta:object-count="0"/>
    <meta:user-defined meta:name=""/>
  </office:meta>
</office:document-meta>
</file>